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f2e" officeooo:paragraph-rsid="00135f2e"/>
    </style:style>
    <style:style style:name="P2" style:family="paragraph" style:parent-style-name="Standard">
      <style:text-properties officeooo:rsid="00135f2e" officeooo:paragraph-rsid="00148bf6"/>
    </style:style>
    <style:style style:name="T1" style:family="text">
      <style:text-properties officeooo:rsid="00148b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loading assignment:</text:p>
      <text:p text:style-name="P1">**all code commented out does not work with the following methods defined**</text:p>
      <text:p text:style-name="P1">public static void order(Dessert d, Cake c){</text:p>
      <text:p text:style-name="P1"><text:tab/>d.order();</text:p>
      <text:p text:style-name="P1"><text:tab/>c.order();</text:p>
      <text:p text:style-name="P1"><text:s text:c="4"/>}</text:p>
      <text:p text:style-name="P1"><text:s text:c="4"/>public static void order(Pie p, Dessert d){</text:p>
      <text:p text:style-name="P1"><text:tab/>p.order();</text:p>
      <text:p text:style-name="P1"><text:tab/>d.order();</text:p>
      <text:p text:style-name="P1"><text:s text:c="4"/>}</text:p>
      <text:p text:style-name="P1"><text:s text:c="4"/>public static void order(ApplePie p, Cake c){</text:p>
      <text:p text:style-name="P1"><text:tab/>p.order();</text:p>
      <text:p text:style-name="P1"><text:tab/>c.order();</text:p>
      <text:p text:style-name="P1"><text:s text:c="4"/>}</text:p>
      <text:p text:style-name="P1"/>
      <text:p text:style-name="P1"><text:s/>These Functions all work:</text:p>
      <text:p text:style-name="P1"><text:tab/>order(adessert, acake);</text:p>
      <text:p text:style-name="P1"><text:tab/>order(anapplepie, adessert);</text:p>
      <text:p text:style-name="P1"><text:tab/>order(anapplepie, achocolatecake);</text:p>
      <text:p text:style-name="P1"><text:tab/>order(achocolatecake, achocolatecake);</text:p>
      <text:p text:style-name="P1"><text:tab/>order(anapplepie, anapplepie);</text:p>
      <text:p text:style-name="P1"/>
      <text:p text:style-name="P1">These However do not:</text:p>
      <text:p text:style-name="P1">//<text:tab/>order(adessert, adessert);</text:p>
      <text:p text:style-name="P1"><text:tab/>This method call does not work because there are no methods defined with two dessert input <text:tab/>types. Only more Abstract classes can only be substituted or base classes. <text:s/></text:p>
      <text:p text:style-name="P1">//<text:tab/>order(apie, acake);</text:p>
      <text:p text:style-name="P1"><text:tab/>This method call is ambiguous both order(Dessert d, Cake c) and order(Pie p, Dessert d) meet <text:tab/>the standards set forth in the the function call. </text:p>
      <text:p text:style-name="P1">//<text:tab/>order(achocolatecake, anapplepie);</text:p>
      <text:p text:style-name="P1"><text:tab/>There is no method looking for a cake and a pie in that argument order there for this method <text:tab/>cannot be called. </text:p>
      <text:p text:style-name="P1">//<text:tab/>order(apie, achocolatecake);</text:p>
      <text:p text:style-name="P1"><text:tab/>This method is ambiguous for both order(Dessert d, Cake c) and order(Pie p, Dessert d) the <text:tab/>compiler can not pick what one to choose some compliers may allow it giving a warning and <text:tab/>pick the first defined function. </text:p>
      <text:p text:style-name="P1">//<text:tab/>order(acake, adessert);</text:p>
      <text:p text:style-name="P2"><text:tab/><text:span text:style-name="T1">There is no method that has these arguments subsitution can only happen when the argument <text:tab/>type is the most base class and the input is an abstract. </text:span></text:p>
      <text:p text:style-name="P2"/>
      <text:p text:style-name="P2"><text:span text:style-name="T1">Order should be implemented <text:s/></text:span>public static void order(Dessert d<text:span text:style-name="T1">1</text:span>, Dessert d<text:span text:style-name="T1">2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2:50:12.614978198</meta:creation-date>
    <dc:date>2017-04-19T23:14:10.549434788</dc:date>
    <meta:editing-duration>PT8M47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28" meta:character-count="1540" meta:non-whitespace-character-count="1294"/>
  </office:meta>
</office:document-meta>
</file>